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-Unicode, Arial, 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263cm" draw:stroke-linejoin="miter" draw:fill="solid" draw:fill-color="#65c295"/>
    </style:style>
    <style:style style:name="P1" style:family="paragraph">
      <loext:graphic-properties draw:fill="solid" draw:fill-color="#65c295"/>
    </style:style>
  </office:automatic-styles>
  <office:body>
    <office:drawing>
      <draw:page draw:name="page1" draw:style-name="dp1" draw:master-page-name="Default">
        <draw:path draw:style-name="gr1" draw:text-style-name="P1" draw:layer="layout" svg:width="23.887cm" svg:height="23.861cm" svg:x="1.181cm" svg:y="1.181cm" svg:viewBox="0 0 23888 23862" svg:d="M22208 5854c1103 1838 1680 3938 1680 6143 0 866-105 1706-288 2546l-2914-1050c79-499 131-997 131-1496 0-1523-367-2967-1050-4227zM11918 20817c-4909-26-8873-4016-8847-8899 0-1470 368-2835 998-4069l-2468-1864c-1023 1785-1575 3807-1601 5933 0 3176 1234 6169 3491 8427 2258 2257 5251 3517 8427 3517s6195-1234 8453-3465c892-892 1654-1916 2205-3019l-2914-1050c-1549 2704-4436 4515-7744 4489zM11971 0c-3177 0-6170 1234-8427 3491-26 27-53 53-79 79l2468 1864c1601-1470 3727-2389 6064-2363 2284 0 4357 867 5906 2284l2442-1916c-2258-2205-5224-3413-8374-3439zM18848 11944c0 3807-3097 6904-6904 6904-3806 0-6904-3097-6904-6904 0-3806 3098-6904 6904-6904 3807 0 6904 3098 6904 6904zM7429 9450h1365c289-918 683-1653 1103-2231-1050 446-1917 1234-2468 2231zM8558 13388c-79-446-131-945-131-1470s52-998 131-1470h-1549c-131 472-210 945-210 1470 0 499 79 998 210 1470zM9897 16669c-420-577-840-1338-1103-2231h-1365c551 998 1418 1785 2468 2231zM11419 14438h-1522c420 1129 1023 1916 1522 2441zM11419 10474h-1811c-79 446-131 945-131 1470s52 1024 131 1470h1811zM11419 7009c-499 499-1129 1313-1549 2441h1549zM13992 7219c420 578 840 1339 1102 2231h1365c-551-997-1417-1785-2467-2231zM12469 9450h1523c-420-1128-1024-1916-1523-2441zM12469 13388h1812c78-446 131-945 131-1470s-53-1024-131-1470h-1812zM12469 16879c499-498 1129-1312 1549-2441h-1549zM16459 14438h-1365c-288 919-682 1654-1102 2231 1050-446 1916-1233 2467-2231zM16879 10474h-1548c78 446 131 945 131 1470s-53 998-131 1470h1548c132-472 210-945 210-1470s-78-997-210-147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-Unicode, Arial, 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25cm" fo:page-height="37.1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8-10T16:57:52.087103506</dc:date>
    <dc:creator>Alex </dc:creator>
    <meta:editing-duration>PT15S</meta:editing-duration>
    <meta:editing-cycles>1</meta:editing-cycles>
    <meta:document-statistic meta:object-count="1"/>
    <meta:generator>LibreOffice/6.0.3.2$Linux_X86_64 LibreOffice_project/00m0$Build-2</meta:generator>
  </office:meta>
</office:document-meta>
</file>